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-width="0.29cm" draw:marker-end="Linienspitzen_20_2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04cm" svg:y1="4.157cm" svg:x2="2.104cm" svg:y2="2.957cm">
          <text:p/>
        </draw:line>
        <draw:line draw:style-name="gr2" draw:text-style-name="P1" draw:layer="layout" svg:x1="1.103cm" svg:y1="3.557cm" svg:x2="2.103cm" svg:y2="3.557cm">
          <text:p/>
        </draw:line>
        <draw:custom-shape draw:style-name="gr3" draw:text-style-name="P2" draw:layer="layout" svg:width="0.2cm" svg:height="0.2cm" svg:x="0.951cm" svg:y="3.4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75cm" svg:y1="2.557cm" svg:x2="2.75cm" svg:y2="1.757cm">
          <text:p/>
        </draw:line>
        <draw:line draw:style-name="gr4" draw:text-style-name="P1" draw:layer="layout" svg:x1="2.144cm" svg:y1="3.166cm" svg:x2="2.763cm" svg:y2="2.547cm">
          <text:p/>
        </draw:line>
        <draw:line draw:style-name="gr4" draw:text-style-name="P1" draw:layer="layout" svg:x1="2.75cm" svg:y1="4.567cm" svg:x2="2.75cm" svg:y2="5.867cm">
          <text:p/>
        </draw:line>
        <draw:line draw:style-name="gr5" draw:text-style-name="P1" draw:layer="layout" svg:x1="2.144cm" svg:y1="3.957cm" svg:x2="2.763cm" svg:y2="4.576cm">
          <text:p/>
        </draw:line>
        <draw:frame draw:style-name="gr6" draw:text-style-name="P3" draw:layer="layout" svg:width="1cm" svg:height="0.962cm" svg:x="6.201cm" svg:y="0.42cm">
          <draw:text-box>
            <text:p><text:span text:style-name="T1">C</text:span></text:p>
          </draw:text-box>
        </draw:frame>
        <draw:frame draw:style-name="gr6" draw:text-style-name="P3" draw:layer="layout" svg:width="1cm" svg:height="0.962cm" svg:x="0.15cm" svg:y="3.157cm">
          <draw:text-box>
            <text:p><text:span text:style-name="T1">B</text:span></text:p>
          </draw:text-box>
        </draw:frame>
        <draw:line draw:style-name="gr4" draw:text-style-name="P1" draw:layer="layout" svg:x1="3.84cm" svg:y1="5.867cm" svg:x2="2.74cm" svg:y2="5.867cm">
          <text:p/>
        </draw:line>
        <draw:line draw:style-name="gr4" draw:text-style-name="P1" draw:layer="layout" svg:x1="4.44cm" svg:y1="1.767cm" svg:x2="2.74cm" svg:y2="1.767cm">
          <text:p/>
        </draw:line>
        <draw:custom-shape draw:style-name="gr3" draw:text-style-name="P2" draw:layer="layout" svg:width="0.2cm" svg:height="0.2cm" svg:x="4.351cm" svg:y="1.6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17cm" svg:y1="6.445cm" svg:x2="3.817cm" svg:y2="5.245cm">
          <text:p/>
        </draw:line>
        <draw:line draw:style-name="gr4" draw:text-style-name="P1" draw:layer="layout" svg:x1="3.857cm" svg:y1="5.454cm" svg:x2="4.476cm" svg:y2="4.835cm">
          <text:p/>
        </draw:line>
        <draw:line draw:style-name="gr5" draw:text-style-name="P1" draw:layer="layout" svg:x1="3.857cm" svg:y1="6.245cm" svg:x2="4.476cm" svg:y2="6.864cm">
          <text:p/>
        </draw:line>
        <draw:line draw:style-name="gr4" draw:text-style-name="P1" draw:layer="layout" svg:x1="4.45cm" svg:y1="4.857cm" svg:x2="4.45cm" svg:y2="0.857cm">
          <text:p/>
        </draw:line>
        <draw:line draw:style-name="gr4" draw:text-style-name="P1" draw:layer="layout" svg:x1="4.45cm" svg:y1="6.856cm" svg:x2="4.45cm" svg:y2="8.156cm">
          <text:p/>
        </draw:line>
        <draw:line draw:style-name="gr4" draw:text-style-name="P1" draw:layer="layout" svg:x1="6.13cm" svg:y1="8.156cm" svg:x2="1.13cm" svg:y2="8.156cm">
          <text:p/>
        </draw:line>
        <draw:custom-shape draw:style-name="gr3" draw:text-style-name="P2" draw:layer="layout" svg:width="0.2cm" svg:height="0.2cm" svg:x="6.051cm" svg:y="8.0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4cm" svg:y1="0.867cm" svg:x2="4.44cm" svg:y2="0.867cm">
          <text:p/>
        </draw:line>
        <draw:custom-shape draw:style-name="gr3" draw:text-style-name="P2" draw:layer="layout" svg:width="0.2cm" svg:height="0.2cm" svg:x="6.051cm" svg:y="0.76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cm" svg:height="0.962cm" svg:x="6.201cm" svg:y="7.72cm">
          <draw:text-box>
            <text:p><text:span text:style-name="T1">E</text:span></text:p>
          </draw:text-box>
        </draw:frame>
        <draw:custom-shape draw:style-name="gr3" draw:text-style-name="P2" draw:layer="layout" svg:width="0.2cm" svg:height="0.2cm" svg:x="0.951cm" svg:y="8.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U_{\mathrm{EB}}$§svg§600§FALSE§</svg:desc>
          <draw:g>
            <draw:path draw:style-name="gr7" draw:text-style-name="P4" draw:layer="layout" svg:width="0.911cm" svg:height="0.408cm" svg:x="0.736cm" svg:y="5.395cm" svg:viewBox="0 0 912 409" svg:d="M457 409c-152 0-305 0-457 0 0-137 0-273 0-409 304 0 608 0 912 0 0 136 0 272 0 409-151 0-303 0-455 0z">
              <text:p/>
            </draw:path>
            <draw:path draw:style-name="gr8" draw:text-style-name="P5" draw:layer="layout" svg:width="0.387cm" svg:height="0.393cm" svg:x="0.746cm" svg:y="5.366cm" svg:viewBox="0 0 388 394" svg:d="M318 59c5-22 16-40 61-41 1 0 9 0 9-12-2-2 0-6-8-6-17 0-38 2-57 2s-40-2-58-2c-3 0-9 0-9 11 0 7 4 7 9 7 32 0 39 12 39 24 0 1-2 11-2 12-17 67-34 133-51 200-19 75-83 123-139 123-39 0-69-24-69-72 0-2 0-19 7-45 18-72 36-145 54-217 5-19 6-25 46-25 15 0 19 0 19-12 0-6-6-6-8-6-14 0-56 2-70 2-18 0-57-2-73-2-5 0-10 0-10 11 0 7 5 7 14 7 2 0 13 0 23 1 9 0 14 2 14 8 0 3-6 27-9 40-4 17-8 33-12 50-6 22-32 127-35 137-3 16-3 25-3 33 0 67 51 107 109 107 72 0 140-64 159-137 17-66 33-132 50-198z">
              <text:p/>
            </draw:path>
            <draw:path draw:style-name="gr8" draw:text-style-name="P5" draw:layer="layout" svg:width="0.263cm" svg:height="0.266cm" svg:x="1.111cm" svg:y="5.565cm" svg:viewBox="0 0 264 267" svg:d="M264 163c-5 0-9 0-13 0-10 59-19 89-91 89-21 0-42 0-63 0-19 0-19-3-19-16 0-33 0-67 0-100 14 0 27 0 40 0 40 0 45 11 45 44 5 0 10 0 14 0 0-35 0-70 0-105-4 0-9 0-14 0 0 35-5 46-45 46-13 0-26 0-40 0 0-30 0-60 0-91 0-12 0-16 19-16 20 0 40 0 60 0 63 0 75 21 81 77 5 0 10 0 14 0-4-30-8-61-12-91-80 0-160 0-240 0 0 5 0 10 0 14 3 0 6 0 10 0 30 0 32 5 32 18 0 68 0 135 0 203 0 12-2 17-32 17-4 0-7 0-10 0 0 5 0 10 0 15 82 0 164 0 246 0 6-35 12-70 18-104z">
              <text:p/>
            </draw:path>
            <draw:path draw:style-name="gr8" draw:text-style-name="P5" draw:layer="layout" svg:width="0.261cm" svg:height="0.267cm" svg:x="1.415cm" svg:y="5.564cm" svg:viewBox="0 0 262 268" svg:d="M0 0c0 5 0 10 0 14 3 0 6 0 10 0 30 0 30 5 30 18 0 68 0 136 0 204 0 13 0 18-30 18-4 0-7 0-10 0 0 5 0 9 0 14 55 0 111 0 166 0 56 0 96-35 96-72 0-33-35-62-83-68 38-7 70-31 70-61 0-35-40-67-94-67-52 0-103 0-155 0zM75 123c0-31 0-62 0-93 0-12 0-16 18-16 19 0 39 0 59 0 38 0 59 29 59 53 0 27-27 56-72 56-21 0-43 0-64 0zM93 254c-18 0-18-3-18-16 0-35 0-69 0-104 28 0 55 0 83 0 42 0 64 34 64 61 0 30-27 59-70 59-20 0-40 0-59 0z">
              <text:p/>
            </draw:path>
          </draw:g>
        </draw:g>
        <draw:g>
          <svg:title>TexMaths</svg:title>
          <svg:desc>16§latex§$U_{\mathrm{EC}}$§svg§600§FALSE§</svg:desc>
          <draw:g>
            <draw:path draw:style-name="gr7" draw:text-style-name="P4" draw:layer="layout" svg:width="0.917cm" svg:height="0.416cm" svg:x="6.038cm" svg:y="3.795cm" svg:viewBox="0 0 918 417" svg:d="M460 417c-153 0-307 0-460 0 0-139 0-278 0-417 306 0 612 0 918 0 0 139 0 278 0 417-152 0-305 0-458 0z">
              <text:p/>
            </draw:path>
            <draw:path draw:style-name="gr8" draw:text-style-name="P5" draw:layer="layout" svg:width="0.387cm" svg:height="0.393cm" svg:x="6.048cm" svg:y="3.766cm" svg:viewBox="0 0 388 394" svg:d="M318 59c5-22 16-40 61-41 3 0 9 0 9-12-3-2 0-6-8-6-17 0-38 2-57 2-20 0-39-2-58-2-3 0-9 0-9 11 0 7 4 7 9 7 32 0 38 12 38 24 0 1-1 11-1 12-17 67-34 133-51 200-19 75-83 123-139 123-39 0-69-24-69-72 0-2 0-19 7-45 18-72 36-145 54-217 5-19 6-25 46-25 16 0 19 0 19-12 0-6-6-6-8-6-14 0-56 2-70 2-18 0-57-2-73-2-5 0-10 0-10 11 0 7 5 7 14 7 2 0 13 0 23 1 9 0 14 2 14 8 0 3-6 27-9 40-4 17-8 33-12 50-6 22-32 127-35 138-3 15-3 24-3 32 0 69 51 107 109 107 71 0 140-62 159-137 17-66 33-132 50-198z">
              <text:p/>
            </draw:path>
            <draw:path draw:style-name="gr8" draw:text-style-name="P5" draw:layer="layout" svg:width="0.263cm" svg:height="0.266cm" svg:x="6.413cm" svg:y="3.965cm" svg:viewBox="0 0 264 267" svg:d="M264 163c-5 0-9 0-13 0-10 59-19 89-91 89-21 0-42 0-63 0-19 0-19-3-19-14 0-34 0-68 0-102 14 0 27 0 40 0 40 0 45 11 45 44 5 0 9 0 14 0 0-35 0-70 0-105-5 0-9 0-14 0 0 35-5 46-45 46-13 0-26 0-40 0 0-30 0-60 0-91 0-12 0-16 19-16 20 0 40 0 60 0 63 0 75 23 81 77 5 0 10 0 14 0-4-30-8-61-12-91-80 0-160 0-240 0 0 5 0 10 0 14 3 0 6 0 10 0 30 0 32 5 32 18 0 68 0 135 0 203 0 12-2 17-32 17-4 0-7 0-10 0 0 5 0 10 0 15 82 0 164 0 246 0 6-35 12-70 18-104z">
              <text:p/>
            </draw:path>
            <draw:path draw:style-name="gr8" draw:text-style-name="P5" draw:layer="layout" svg:width="0.264cm" svg:height="0.282cm" svg:x="6.72cm" svg:y="3.958cm" svg:viewBox="0 0 265 283" svg:d="M265 10c0-7 0-10-6-10-2 0-3 0-7 5-7 9-13 19-20 29-16-16-44-34-82-34-81 0-150 62-150 140 0 80 70 143 150 143 70 0 115-53 115-99 0-5 0-8-6-8-3 0-7 0-8 4-3 64-56 88-94 88-42 0-114-25-114-128 0-105 75-127 112-127 40 0 86 27 96 94 0 5 5 5 6 5 8 0 8-3 8-11 0-31 0-61 0-9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1T15:28:50.907362833</dc:date>
    <meta:editing-duration>PT20H47M16S</meta:editing-duration>
    <meta:editing-cycles>45</meta:editing-cycles>
    <meta:generator>LibreOffice/7.3.7.2$Linux_X86_64 LibreOffice_project/30$Build-2</meta:generator>
    <meta:document-statistic meta:object-count="35"/>
  </office:meta>
</office:document-meta>
</file>